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5da38" officeooo:paragraph-rsid="0015ffad"/>
    </style:style>
    <style:style style:name="P7" style:family="paragraph" style:parent-style-name="Table_20_Contents">
      <style:text-properties officeooo:rsid="000d063f" officeooo:paragraph-rsid="0015ffad"/>
    </style:style>
    <style:style style:name="P8" style:family="paragraph" style:parent-style-name="Table_20_Contents">
      <style:text-properties officeooo:rsid="0026a9d5" officeooo:paragraph-rsid="0015ffad"/>
    </style:style>
    <style:style style:name="P9" style:family="paragraph" style:parent-style-name="Table_20_Contents">
      <style:text-properties officeooo:paragraph-rsid="0015ffad"/>
    </style:style>
    <style:style style:name="P10" style:family="paragraph" style:parent-style-name="Table_20_Contents">
      <style:text-properties officeooo:rsid="000ecb4d" officeooo:paragraph-rsid="0015ffad"/>
    </style:style>
    <style:style style:name="P11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paragraph-rsid="0015ffad"/>
    </style:style>
    <style:style style:name="P12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249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<text:span text:style-name="T2">Utente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<text:span text:style-name="T3">utente</text:span><text:span text:style-name="T4"> </text:span>accede al sistema e viene <text:span text:style-name="T5">autenticato </text:span><text:span text:style-name="T6">;</text:span></text:p>
            <text:p text:style-name="P8"><text:span text:style-name="T1">L'utente ha effettuato almeno una ricerca avanzata andata a buon fine,</text:span><text:span text:style-name="T2"> con almeno un risultato visualizzato</text:span><text:span text:style-name="T1">.</text:span></text:p>
            <text:p text:style-name="P2"><text:span text:style-name="T2">L'utente possiede i </text:span>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12058" text:style-name="Numerazione_20_UC">
              <text:list-header>
                <text:p text:style-name="P11"><text:span text:style-name="T2">1. L'utente visualizza i risultati della ricerca e preme sul tasto per visualizzare la scheda dell'utente.</text:span></text:p>
                <text:p text:style-name="P11"><text:span text:style-name="T2"/></text:p>
                <text:p text:style-name="P12"><text:span text:style-name="T2">2.Il sistema visualizza la scheda dell'utente con i dati personali di cui l'utente ha i permessi di visualizzare.</text:span>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2">L'utente non ha i permessi per visualizzare la scheda utente richiesta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<text:span text:style-name="T2">Accedere alla scheda utente in meno di 5 secondi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21T22:26:41.61</dc:date>
    <meta:document-statistic meta:table-count="1" meta:image-count="0" meta:object-count="0" meta:page-count="1" meta:paragraph-count="18" meta:word-count="124" meta:character-count="821" meta:non-whitespace-character-count="715"/>
  </office:meta>
</office:document-meta>
</file>